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ortActionEvent.SortActionEvent( UIData sheet , UIColumn colum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ortActionEvent.getShe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ortActionEvent.get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